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style>
    <style:style style:name="T1" style:family="text">
      <style:text-properties fo:font-variant="normal" fo:text-transform="none" fo:color="#222222" loext:opacity="100%" style:font-name="Arial" fo:font-size="12pt" fo:letter-spacing="normal" fo:font-style="normal" fo:font-weight="normal"/>
    </style:style>
    <style:style style:name="T2" style:family="text">
      <style:text-properties fo:font-variant="normal" fo:text-transform="none" fo:color="#222222" loext:opacity="100%" fo:letter-spacing="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EDA</text:span><text:line-break/><text:span text:style-name="T1">Present Implementation Comments:</text:span><text:line-break/><text:span text:style-name="T2"> </text:span><text:span text:style-name="T1">Data loading and initial inspection were correctly performed, identifying the need for cleaning. Missing values and duplicates were successfully detected and handled appropriately (median imputation for missing data, dropping duplicates). A comprehensive set of boxplots was generated for all numerical features, which is a good starting point for visualizing distribution and identifying outliers. The observation regarding right skewness in Bilirubin features and outliers in enzyme features shows good initial interpretation.</text:span><text:line-break/><text:line-break/><text:span text:style-name="T1">Scope for Improvement:</text:span><text:line-break/><text:span text:style-name="T2"> </text:span><text:span text:style-name="T1">While boxplots were used for all numerical features, visualizing distributions of key features using histograms or KDE plots would have provided better insight into skewness, complementing the boxplot findings. Categorical feature visualization (Gender count) was minimal; plotting the target variable distribution explicitly before and after preprocessing would be beneficial.</text:span><text:line-break/><text:line-break/><text:span text:style-name="T1">________________________________________</text:span><text:line-break/><text:span text:style-name="T1">Preprocessing</text:span><text:line-break/><text:span text:style-name="T1">Present Implementation Comments:</text:span><text:line-break/><text:span text:style-name="T2"> </text:span><text:span text:style-name="T1">Handling of missing values using the median for 'Albumin_and_Globulin_Ratio' is a reasonable step for clinical data. Duplicates were correctly removed. Gender was appropriately encoded numerically (0/1 mapping). Crucially, IQR-based capping was used for outlier treatment instead of outright removal, which is explicitly justified and aligns well with preserving clinical data integrity. Feature scaling (StandardScaler) was applied, although it was incorrectly applied *before* SMOTE for some models, but correctly for SVM later. The use of stratified splitting is noted, though the actual application of stratification during the initial split is not clearly visible in the provided code blocks, but mentioned in the summary.</text:span><text:line-break/><text:line-break/><text:span text:style-name="T1">Scope for Improvement:</text:span><text:line-break/><text:span text:style-name="T2"> </text:span><text:span text:style-name="T1">The initial application of `StandardScaler` occurred before balancing (SMOTE), which is generally acceptable for distance-based models if they are used before balancing. However, the scaling was reapplied/repeatedly defined. For models trained *after* SMOTE (like tuned RF, tuned SVM, tuned GB), ensure consistent application of scaling on the newly balanced training set and the *original* test set. Specifically, notice that KNN and Logistic Regression were trained on unscaled data (`X_train`), while SVM was trained on scaled data (`X_train_res_scaled`). This inconsistency in preprocessing application across baseline models should be unified.</text:span><text:line-break/><text:line-break/><text:span text:style-name="T1">________________________________________</text:span><text:line-break/><text:span text:style-name="T1">Model Building</text:span><text:line-break/><text:span text:style-name="T1">Present Implementation Comments:</text:span><text:line-break/><text:span text:style-name="T2"> </text:span><text:span text:style-name="T1">Multiple relevant baseline models (LR, KNN, NB) were implemented and evaluated. The project correctly identifies class imbalance and applies SMOTE selectively only to the training set, which is the correct methodology. Several advanced models (DT, RF, SVM, GB) were tested. Hyperparameter tuning via `GridSearchCV` was attempted for four different models, demonstrating experimentation. Feature importance analysis was performed using the final Random Forest model, linking model output back to domain relevance (liver enzymes). Performance comparison across all models, including tuned versions, is summarized clearly in a final DataFrame using accuracy, recall, and F1-score (for the positive class, pos_label=1).</text:span><text:line-break/><text:line-break/><text:soft-page-break/><text:span text:style-name="T1">Scope for Improvement:</text:span><text:line-break/><text:span text:style-name="T2"> </text:span><text:span text:style-name="T1">For baseline models (LR, KNN, NB), results based on the imbalanced data are presented without comparison metrics from SMOTE-balanced data, making direct comparison challenging. While tuning was performed, the choice of metrics for tuning (F1 for DT, Accuracy for others) varies slightly, although this is context-dependent. Since this is a classification problem where recall might be critical (missing a positive case is serious), ensuring that the primary evaluation metric across all models reflects clinical need (e.g., maximizing F1 or Recall) would strengthen the comparison.</text:span><text:line-break/><text:line-break/><text:span text:style-name="T1">________________________________________</text:span><text:line-break/><text:span text:style-name="T1">Conclusion</text:span><text:line-break/><text:span text:style-name="T1">Present Implementation Comments:</text:span><text:line-break/><text:span text:style-name="T2"> </text:span><text:span text:style-name="T1">A final comparison table effectively summarizes the performance of the baseline and tuned models across three key metrics. The feature importance section ties the results back to clinical relevance, providing strong justification for model interpretability. The project clearly identifies the best model based on the metrics presented in the final table.</text:span><text:line-break/><text:line-break/><text:span text:style-name="T1">Scope for Improvement:</text:span><text:line-break/><text:span text:style-name="T2"> </text:span><text:span text:style-name="T1">The summary lacks a definitive statement declaring which *tuned* model achieved the absolute best result based on the primary desired metric (e.g., highest F1-score for class 1). The discussion on limitations is brief, mainly focusing on challenges faced (which were handled). A deeper reflection on *why* certain models performed better (e.g., inherent non-linearity captured by RF vs linearity assumed by LR) would enhance this section.</text:span><text:line-break/><text:line-break/><text:span text:style-name="T1">________________________________________</text:span><text:line-break/><text:span text:style-name="T1">Overall Feedback</text:span><text:line-break/><text:span text:style-name="T1">Present Implementation Comments:</text:span><text:line-break/><text:span text:style-name="T2"> </text:span><text:span text:style-name="T1">The project follows the required structure well, covering EDA, preprocessing (including necessary imputation and scaling), multiple model builds, handling of imbalance via SMOTE, and systematic hyperparameter tuning. The logic flow from identifying imbalance to applying SMOTE and then tuning models is sound. The inclusion of clinical relevance in the feature importance section is a significant strength.</text:span><text:line-break/><text:line-break/><text:span text:style-name="T1">Scope for Improvement:</text:span><text:line-break/><text:span text:style-name="T2"> </text:span><text:span text:style-name="T1">Key areas for improvement lie in preprocessing consistency (ensuring all models benefit from the same preprocessing steps or clearly justifying why scaling was skipped for some models) and providing more context in the conclusion regarding the ultimate best-performing model based on robust metric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31T11:17:52.745090024</meta:creation-date>
    <dc:date>2025-12-31T11:18:26.254484786</dc:date>
    <meta:editing-duration>PT34S</meta:editing-duration>
    <meta:editing-cycles>1</meta:editing-cycles>
    <meta:document-statistic meta:table-count="0" meta:image-count="0" meta:object-count="0" meta:page-count="2" meta:paragraph-count="1" meta:word-count="746" meta:character-count="5606" meta:non-whitespace-character-count="4842"/>
    <meta:generator>LibreOffice/7.3.7.2$Linux_X86_64 LibreOffice_project/30$Build-2</meta:generator>
  </office:meta>
</office:document-meta>
</file>